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4.0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date" office:date-value="2017-03-19" calcext:value-type="date">
            <text:p>03/19/17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2">
          <table:table-cell table:style-name="ce2" office:value-type="string" calcext:value-type="string">
            <text:p>Non Terminal Tests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default constructor </text:p>
          </table:table-cell>
          <table:table-cell table:style-name="ce6" office:value-type="string" calcext:value-type="string">
            <text:p>default constructor should create Complex with value 0 + 0i</text:p>
          </table:table-cell>
          <table:table-cell table:style-name="ce5" table:number-columns-repeated="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onstructor</text:p>
          </table:table-cell>
          <table:table-cell office:value-type="string" calcext:value-type="string">
            <text:p>constructor should create Complex with value 3 + 4i</text:p>
          </table:table-cell>
          <table:table-cell table:style-name="ce5" table:number-columns-repeated="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copy constructor</text:p>
          </table:table-cell>
          <table:table-cell office:value-type="string" calcext:value-type="string">
            <text:p>copy constructor should create Complex with value 2 + 3i</text:p>
          </table:table-cell>
          <table:table-cell table:style-name="ce5" table:number-columns-repeated="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assignment operator</text:p>
          </table:table-cell>
          <table:table-cell office:value-type="string" calcext:value-type="string">
            <text:p>assignment operator should assign value 3 + 2i to Complex</text:p>
          </table:table-cell>
          <table:table-cell table:style-name="ce5" table:number-columns-repeated="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addition operator with 2 Complex</text:p>
          </table:table-cell>
          <table:table-cell office:value-type="string" calcext:value-type="string">
            <text:p>addition operator should add 2 Complex numbers and return Complex with value 3 + 3i</text:p>
          </table:table-cell>
          <table:table-cell table:style-name="ce5" table:number-columns-repeated="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addition operator with Complex and float</text:p>
          </table:table-cell>
          <table:table-cell office:value-type="string" calcext:value-type="string">
            <text:p>addition operator should add a Complex and a float and return Complex with value 4.5 + 4i</text:p>
          </table:table-cell>
          <table:table-cell table:style-name="ce5" table:number-columns-repeated="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subtraction operator with 2 Complex</text:p>
          </table:table-cell>
          <table:table-cell office:value-type="string" calcext:value-type="string">
            <text:p>subtraction operator should subtract 2 Complex numbers and return Complex with value 1 – 3i</text:p>
          </table:table-cell>
          <table:table-cell table:style-name="ce5" table:number-columns-repeated="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subtraction operator with Complex and float </text:p>
          </table:table-cell>
          <table:table-cell office:value-type="string" calcext:value-type="string">
            <text:p>subtraction operator should subtract a Complex and a float and return Complex with value -1 + 4i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5" office:value-type="string" calcext:value-type="string">
            <text:p>multiplication operator with 2 Complex</text:p>
          </table:table-cell>
          <table:table-cell office:value-type="string" calcext:value-type="string">
            <text:p>multiplication operator should multiply 2 Complex numbers and return Complex with value -11 + 23i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multiplication operator with Complex and float</text:p>
          </table:table-cell>
          <table:table-cell office:value-type="string" calcext:value-type="string">
            <text:p>multiplication operator should multiply a Complex and a float and return Complex with value 6 + 15i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division operator with 2 Complex</text:p>
          </table:table-cell>
          <table:table-cell office:value-type="string" calcext:value-type="string">
            <text:p>division operator should divide 2 Complex numbers and return Complex with value 0.9 – 2.0i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division operator with Complex and float </text:p>
          </table:table-cell>
          <table:table-cell office:value-type="string" calcext:value-type="string">
            <text:p>division operator should divide a Complex and a float and return Complex with value 2 + 5i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5" office:value-type="string" calcext:value-type="string">
            <text:p>exponentiation operator</text:p>
          </table:table-cell>
          <table:table-cell office:value-type="string" calcext:value-type="string">
            <text:p>exponentiation operator should raise a Complex to an integer and return Complex with value 41 - 38i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negation operator</text:p>
          </table:table-cell>
          <table:table-cell office:value-type="string" calcext:value-type="string">
            <text:p>negation operator should switch signs of both real and imaginary numbers to return Complex with value -3 – 4i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/>
          <table:table-cell table:style-name="ce5" office:value-type="string" calcext:value-type="string">
            <text:p>conjugate operator</text:p>
          </table:table-cell>
          <table:table-cell office:value-type="string" calcext:value-type="string">
            <text:p>conjugate operator should switch sign of imaginary number to return Complex with value 5 – 6i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5" office:value-type="string" calcext:value-type="string">
            <text:p>equality operator if true</text:p>
          </table:table-cell>
          <table:table-cell office:value-type="string" calcext:value-type="string">
            <text:p>equality operator should test the equality of 2 complex numbers and return true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/>
          <table:table-cell table:style-name="ce5" office:value-type="string" calcext:value-type="string">
            <text:p>equality operator if false</text:p>
          </table:table-cell>
          <table:table-cell office:value-type="string" calcext:value-type="string">
            <text:p>equality operator should test the equality of 2 complex numbers and return false</text:p>
          </table:table-cell>
          <table:table-cell table:number-columns-repeated="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5"/>
          <table:table-cell table:style-name="ce5" office:value-type="string" calcext:value-type="string">
            <text:p>inequality operator if true</text:p>
          </table:table-cell>
          <table:table-cell office:value-type="string" calcext:value-type="string">
            <text:p>inequality operator should test the inequality of 2 complex numbers and return true</text:p>
          </table:table-cell>
          <table:table-cell table:number-columns-repeated="4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/>
          <table:table-cell table:style-name="ce5" office:value-type="string" calcext:value-type="string">
            <text:p>inequality operator if false</text:p>
          </table:table-cell>
          <table:table-cell office:value-type="string" calcext:value-type="string">
            <text:p>inequality operator should test the inequality of 2 complex numbers and return false</text:p>
          </table:table-cell>
          <table:table-cell table:number-columns-repeated="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setReal</text:p>
          </table:table-cell>
          <table:table-cell office:value-type="string" calcext:value-type="string">
            <text:p>setReal should set the real value of Complex to return Complex 4 + 3i</text:p>
          </table:table-cell>
          <table:table-cell table:number-columns-repeated="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/>
          <table:table-cell table:style-name="ce5" office:value-type="string" calcext:value-type="string">
            <text:p>setImag</text:p>
          </table:table-cell>
          <table:table-cell office:value-type="string" calcext:value-type="string">
            <text:p>setImag should set the imaginary value of Complex to return Complex 4 + 5i</text:p>
          </table:table-cell>
          <table:table-cell table:number-columns-repeated="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5" office:value-type="string" calcext:value-type="string">
            <text:p>cout </text:p>
          </table:table-cell>
          <table:table-cell office:value-type="string" calcext:value-type="string">
            <text:p>cout should print 2 + 3i</text:p>
          </table:table-cell>
          <table:table-cell table:number-columns-repeated="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5"/>
          <table:table-cell table:style-name="ce5" office:value-type="string" calcext:value-type="string">
            <text:p>cout with imaginary &lt; 0</text:p>
          </table:table-cell>
          <table:table-cell office:value-type="string" calcext:value-type="string">
            <text:p>cout should print 2 – 3i</text:p>
          </table:table-cell>
          <table:table-cell table:number-columns-repeated="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5" office:value-type="string" calcext:value-type="string">
            <text:p>cout with real <text:s/>= 0</text:p>
          </table:table-cell>
          <table:table-cell office:value-type="string" calcext:value-type="string">
            <text:p>cout should print 3i</text:p>
          </table:table-cell>
          <table:table-cell table:number-columns-repeated="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5" office:value-type="string" calcext:value-type="string">
            <text:p>cout with imaginary = 0</text:p>
          </table:table-cell>
          <table:table-cell office:value-type="string" calcext:value-type="string">
            <text:p>cout should print 2</text:p>
          </table:table-cell>
          <table:table-cell table:number-columns-repeated="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exponentiation operator with int 0</text:p>
          </table:table-cell>
          <table:table-cell office:value-type="string" calcext:value-type="string">
            <text:p>exponentiation operator should raise a Complex to an integer 0 and return Complex with value 1 + 0i or 1</text:p>
          </table:table-cell>
          <table:table-cell table:number-columns-repeated="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5"/>
          <table:table-cell table:style-name="ce5" office:value-type="string" calcext:value-type="string">
            <text:p>exponentiation operator with int 1</text:p>
          </table:table-cell>
          <table:table-cell office:value-type="string" calcext:value-type="string">
            <text:p>exponentiation operator should raise a Complex to an integer 1 and return Complex with value 3 + 2i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Terminal Tests</text:p>
          </table:table-cell>
          <table:table-cell table:style-name="ce5" table:number-columns-repeated="2"/>
          <table:table-cell table:number-columns-repeated="5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5"/>
          <table:table-cell table:style-name="ce5" office:value-type="string" calcext:value-type="string">
            <text:p>test division with float 0 error</text:p>
          </table:table-cell>
          <table:table-cell office:value-type="string" calcext:value-type="string">
            <text:p>division operator should divide Complex number by zero and return a divide by zero error</text:p>
          </table:table-cell>
          <table:table-cell table:number-columns-repeated="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5"/>
          <table:table-cell table:style-name="ce5" office:value-type="string" calcext:value-type="string">
            <text:p>test division with 2 Complex with 0 error </text:p>
          </table:table-cell>
          <table:table-cell office:value-type="string" calcext:value-type="string">
            <text:p>division operator should divide Complex number by 0 + 0i and return a divide by zero error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table:style-name="ce4"/>
          <table:table-cell table:number-columns-repeated="7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21:24:09.129283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1:15:58.046730177</meta:creation-date>
    <dc:date>2017-03-19T23:16:02.834991238</dc:date>
    <meta:editing-duration>PT1H39M35S</meta:editing-duration>
    <meta:editing-cycles>6</meta:editing-cycles>
    <meta:generator>LibreOffice/4.2.8.2$Linux_X86_64 LibreOffice_project/420m0$Build-2</meta:generator>
    <meta:document-statistic meta:table-count="1" meta:cell-count="94" meta:object-count="0"/>
  </office:meta>
</office:document-meta>
</file>